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11.904cm"/>
    </style:style>
    <style:style style:name="co10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00ff" fo:border="none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/>
          <table:table-cell table:style-name="ce6" office:value-type="string">
            <text:p>Sabre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table:style-name="ce7" office:value-type="string">
            <text:p>Excalibu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>
            <text:p>Thunderbolt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9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style-name="ce3"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10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9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style-name="ce3"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11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table:style-name="ce3"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10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/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10"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10"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10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10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12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12" office:value-type="string">
            <text:p>Arrow</text:p>
          </table:table-cell>
          <table:table-cell/>
          <table:table-cell office:value-type="string">
            <text:p>At convoy jump point before and after arrival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12" office:value-type="string">
            <text:p>Arrow</text:p>
          </table:table-cell>
          <table:table-cell table:number-columns-repeated="7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50-BG-Hermes.fs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20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1M31S</meta:editing-duration>
    <meta:editing-cycles>43</meta:editing-cycles>
    <meta:generator>LibreOffice/3.4$Win32 LibreOffice_project/340m1$Build-302</meta:generator>
    <dc:date>2013-03-07T20:49:40.33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